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" svg:font-family="Arial" style:font-family-generic="modern" style:font-pitch="variable"/>
    <style:font-face style:name="Courier New1" svg:font-family="'Courier New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58cm" fo:min-width="0.208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5.6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  <style:paragraph-properties style:writing-mode="lr-tb"/>
    </style:style>
    <style:style style:name="gr14" style:family="graphic" style:parent-style-name="objectwithoutfill">
      <style:graphic-properties draw:marker-end="Line" draw:marker-end-width="0.5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objectwithoutfill">
      <style:graphic-properties draw:marker-end="Linienspitzen_20_2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objectwithoutfill">
      <style:graphic-properties draw:marker-end="Line" draw:marker-end-width="0.4cm" draw:fill="none" draw:textarea-horizontal-align="center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812cm" fo:min-width="0.562cm"/>
      <style:paragraph-properties style:writing-mode="lr-tb"/>
    </style:style>
    <style:style style:name="pr1" style:family="presentation" style:parent-style-name="Standard-title">
      <style:graphic-properties fo:min-height="3.506cm"/>
      <style:paragraph-properties style:writing-mode="lr-tb"/>
    </style:style>
    <style:style style:name="pr2" style:family="presentation" style:parent-style-name="Standard-subtitle">
      <style:graphic-properties draw:fill-color="#ffffff" fo:min-height="12.18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12.18cm"/>
      <style:paragraph-properties style:writing-mode="lr-tb"/>
    </style:style>
    <style:style style:name="pr5" style:family="presentation" style:parent-style-name="Standard-title">
      <style:graphic-properties draw:auto-grow-height="true" fo:min-height="3.507cm"/>
      <style:paragraph-properties style:writing-mode="lr-tb"/>
    </style:style>
    <style:style style:name="pr6" style:family="presentation" style:parent-style-name="Standard-notes">
      <style:graphic-properties draw:fill-color="#ffffff" fo:min-height="13.114cm"/>
      <style:paragraph-properties style:writing-mode="lr-tb"/>
    </style:style>
    <style:style style:name="pr7" style:family="presentation" style:parent-style-name="Standard-title">
      <style:graphic-properties draw:auto-grow-height="true" fo:min-height="3.506cm"/>
      <style:paragraph-properties style:writing-mode="lr-tb"/>
    </style:style>
    <style:style style:name="pr8" style:family="presentation" style:parent-style-name="Standard-outline1">
      <style:graphic-properties fo:min-height="13.609cm"/>
      <style:paragraph-properties style:writing-mode="lr-tb"/>
    </style:style>
    <style:style style:name="pr9" style:family="presentation" style:parent-style-name="Standard-title">
      <style:graphic-properties fo:min-height="3.256cm"/>
      <style:paragraph-properties style:writing-mode="lr-tb"/>
    </style:style>
    <style:style style:name="pr10" style:family="presentation" style:parent-style-name="Standard-outline1">
      <style:graphic-properties draw:auto-grow-height="true" fo:min-height="20.899cm"/>
      <style:paragraph-properties style:writing-mode="lr-tb"/>
    </style:style>
    <style:style style:name="co1" style:family="table-column">
      <style:table-column-properties style:column-width="17.308cm" style:use-optimal-column-width="false"/>
    </style:style>
    <style:style style:name="ro1" style:family="table-row">
      <style:table-row-properties style:row-height="1.129cm" style:use-optimal-row-height="false"/>
    </style:style>
    <style:style style:name="ro2" style:family="table-row">
      <style:table-row-properties style:row-height="1.216cm" style:use-optimal-row-height="false"/>
    </style:style>
    <style:style style:name="ro3" style:family="table-row">
      <style:table-row-properties style:row-height="5.469cm" style:use-optimal-row-height="false"/>
    </style:style>
    <style:style style:name="ro4" style:family="table-row">
      <style:table-row-properties style:row-height="0.957cm" style:use-optimal-row-height="false"/>
    </style:style>
    <style:style style:name="ce1" style:family="table-cell">
      <loext:graphic-properties draw:fill="none" style:repeat="repeat"/>
      <style:paragraph-properties fo:border="0.03pt solid #000000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fill="none" style:repeat="repeat"/>
      <style:paragraph-properties fo:border="0.03pt solid #000000"/>
      <style:text-properties fo:font-size="22pt" style:font-size-asian="22pt" style:font-size-complex="22pt"/>
    </style:style>
    <style:style style:name="P1" style:family="paragraph">
      <loext:graphic-properties draw:fill-color="#ffffff"/>
      <style:text-properties fo:font-size="40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font-size="20pt"/>
    </style:style>
    <style:style style:name="P8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0pt" style:font-size-asian="12pt" style:font-size-complex="12pt"/>
    </style:style>
    <style:style style:name="P11" style:family="paragraph">
      <loext:graphic-properties draw:fill-color="#000000"/>
      <style:paragraph-properties fo:text-align="center"/>
      <style:text-properties fo:font-size="20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text-align="center"/>
      <style:text-properties fo:font-size="20pt" style:font-size-asian="12pt" style:font-size-complex="12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-1.016cm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start"/>
      <style:text-properties fo:font-size="12pt" style:font-size-asian="12pt" style:font-size-complex="1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40pt" style:font-size-asian="32pt" style:font-size-complex="3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size-complex="20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0pt" fo:font-weight="bold" style:font-size-asian="12pt" style:font-weight-asian="bold" style:font-size-complex="12pt" style:font-weight-complex="bold"/>
    </style:style>
    <style:style style:name="T8" style:family="text">
      <style:text-properties fo:font-size="20pt" style:font-size-asian="12pt" style:font-size-complex="12pt"/>
    </style:style>
    <style:style style:name="T9" style:family="text">
      <style:text-properties style:font-name="Arial2" fo:font-size="20pt" fo:font-weight="bold" style:letter-kerning="true" style:font-size-asian="12pt" style:font-weight-asian="bold" style:font-size-complex="12pt" style:font-weight-complex="bold"/>
    </style:style>
    <style:style style:name="T10" style:family="text">
      <style:text-properties style:font-name="Arial2" fo:font-size="20pt" style:letter-kerning="true" style:font-size-asian="12pt" style:font-size-complex="12pt"/>
    </style:style>
    <style:style style:name="T11" style:family="text">
      <style:text-properties style:font-name="Arial2" fo:font-size="20pt" fo:font-weight="bold" style:letter-kerning="true" style:font-size-asian="20pt" style:font-size-complex="2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tyle="italic" style:font-style-complex="italic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Arial2" fo:font-size="22pt" style:letter-kerning="true" style:font-name-asian="Microsoft YaHei" style:font-size-asian="22pt" style:font-name-complex="Lucida Sans" style:font-size-complex="22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Courier New" fo:font-size="24pt" fo:font-weight="bold" style:font-size-asian="24pt" style:font-size-complex="24pt"/>
    </style:style>
    <style:style style:name="T21" style:family="text">
      <style:text-properties style:font-name="Courier New" fo:font-size="24pt" style:font-size-asian="24pt" style:font-size-complex="24pt"/>
    </style:style>
    <style:style style:name="T22" style:family="text">
      <style:text-properties style:font-name="Courier New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e Datenstrukturen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><text:span text:style-name="T1">„</text:span><text:span text:style-name="T1">Wir schauen unter die Motorhaube.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e Datenstruktur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ie funktioniert die Datenverwaltung innerhalb von Stack, Queue, List?</text:p>
              </text:list-item>
              <text:list-item>
                <text:p>Wie kriegt man es hin, dass diese Datenstrukturen „wachsen“ können?</text:p>
              </text:list-item>
              <text:list-item>
                <text:p>Wie baut man eine eigene lineare Datenstruktur, z.B.: „Ring“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Queue: Objektdiagramm</text:p>
          </draw:text-box>
        </draw:frame>
        <draw:g>
          <draw:rect draw:style-name="gr2" draw:text-style-name="P3" draw:layer="layout" svg:width="11.9cm" svg:height="2cm" svg:x="6.5cm" svg:y="7.993cm">
            <text:p/>
          </draw:rect>
          <draw:rect draw:style-name="gr3" draw:text-style-name="P5" draw:layer="layout" svg:width="4.533cm" svg:height="1cm" svg:x="7.067cm" svg:y="8.493cm">
            <text:p text:style-name="P4"><text:span text:style-name="T2">front:</text:span><text:span text:style-name="T3"> <text:s text:c="10"/></text:span></text:p>
          </draw:rect>
          <draw:frame draw:style-name="gr4" draw:text-style-name="P6" draw:layer="layout" svg:width="3.4cm" svg:height="1.055cm" svg:x="7.067cm" svg:y="6.955cm">
            <draw:text-box>
              <text:p><text:span text:style-name="T2">Queue</text:span></text:p>
            </draw:text-box>
          </draw:frame>
          <draw:connector draw:style-name="gr5" draw:text-style-name="P7" draw:layer="layout" draw:type="line" svg:x1="10.863cm" svg:y1="9.144cm" svg:x2="8cm" svg:y2="11.494cm" draw:start-shape="id1" draw:start-glue-point="2" draw:end-shape="id2" draw:end-glue-point="0" svg:d="M10863 9144l-2863 2350" svg:viewBox="0 0 2864 2351">
            <text:p/>
          </draw:connector>
          <draw:frame draw:style-name="gr4" draw:text-style-name="P8" draw:layer="layout" svg:width="3.4cm" svg:height="1.055cm" svg:x="6.5cm" svg:y="13.545cm">
            <draw:text-box>
              <text:p><text:span text:style-name="T4">Node</text:span></text:p>
            </draw:text-box>
          </draw:frame>
          <draw:g>
            <draw:rect draw:style-name="gr3" draw:text-style-name="P10" draw:layer="layout" svg:width="3.4cm" svg:height="1cm" svg:x="6.5cm" svg:y="11.493cm">
              <text:p text:style-name="P9"><text:span text:style-name="T5">value:</text:span><text:span text:style-name="T6"> „Pik D“</text:span></text:p>
            </draw:rect>
            <draw:rect draw:style-name="gr3" draw:text-style-name="P10" draw:layer="layout" svg:width="3.4cm" svg:height="1cm" svg:x="6.5cm" svg:y="12.493cm">
              <text:p text:style-name="P9"><text:span text:style-name="T5">next:</text:span><text:span text:style-name="T6"> <text:s text:c="13"/></text:span></text:p>
            </draw:rect>
            <draw:ellipse draw:style-name="gr6" draw:text-style-name="P11" draw:layer="layout" svg:width="0.227cm" svg:height="0.2cm" svg:x="8.37cm" svg:y="12.943cm">
              <text:p/>
            </draw:ellipse>
            <draw:ellipse draw:style-name="gr6" draw:text-style-name="P11" draw:layer="layout" svg:width="0.227cm" svg:height="0.2cm" svg:x="8.37cm" svg:y="12.943cm">
              <text:p/>
            </draw:ellipse>
            <draw:rect draw:style-name="gr3" draw:text-style-name="P10" xml:id="id2" draw:id="id2" draw:layer="layout" svg:width="5cm" svg:height="1cm" svg:x="5.5cm" svg:y="11.494cm">
              <text:p text:style-name="P9"><text:span text:style-name="T7">value:</text:span><text:span text:style-name="T8"> „Meier“</text:span></text:p>
            </draw:rect>
            <draw:rect draw:style-name="gr3" draw:text-style-name="P12" draw:layer="layout" svg:width="5cm" svg:height="1cm" svg:x="5.5cm" svg:y="12.494cm">
              <text:p text:style-name="P9"><text:span text:style-name="T2">next:</text:span><text:span text:style-name="T3"> <text:s text:c="13"/></text:span></text:p>
            </draw:rect>
            <draw:ellipse draw:style-name="gr6" draw:text-style-name="P11" draw:layer="layout" svg:width="0.227cm" svg:height="0.2cm" svg:x="8.37cm" svg:y="12.944cm">
              <text:p/>
            </draw:ellipse>
            <draw:ellipse draw:style-name="gr6" draw:text-style-name="P11" xml:id="id3" draw:id="id3" draw:layer="layout" svg:width="0.227cm" svg:height="0.2cm" svg:x="8.37cm" svg:y="12.944cm">
              <text:p/>
            </draw:ellipse>
          </draw:g>
          <draw:g xml:id="id4" draw:id="id4">
            <draw:rect draw:style-name="gr3" draw:text-style-name="P10" draw:layer="layout" svg:width="5.5cm" svg:height="1cm" svg:x="11.5cm" svg:y="11.5cm">
              <text:p text:style-name="P13"><text:span text:style-name="T9">value:</text:span><text:span text:style-name="T10"> „Mueller“</text:span></text:p>
            </draw:rect>
            <draw:rect draw:style-name="gr3" draw:text-style-name="P10" draw:layer="layout" svg:width="5.5cm" svg:height="1cm" svg:x="11.5cm" svg:y="12.5cm">
              <text:p><text:span text:style-name="T7">next</text:span><text:span text:style-name="T5">:</text:span><text:span text:style-name="T6"> <text:s text:c="13"/></text:span></text:p>
            </draw:rect>
            <draw:ellipse draw:style-name="gr6" draw:text-style-name="P11" draw:layer="layout" svg:width="0.226cm" svg:height="0.2cm" svg:x="14.007cm" svg:y="12.95cm">
              <text:p/>
            </draw:ellipse>
            <draw:ellipse draw:style-name="gr6" draw:text-style-name="P11" xml:id="id5" draw:id="id5" draw:layer="layout" svg:width="0.226cm" svg:height="0.2cm" svg:x="14.007cm" svg:y="12.95cm">
              <text:p/>
            </draw:ellipse>
          </draw:g>
          <draw:g xml:id="id6" draw:id="id6">
            <draw:rect draw:style-name="gr3" draw:text-style-name="P10" xml:id="id8" draw:id="id8" draw:layer="layout" svg:width="5cm" svg:height="1cm" svg:x="18.5cm" svg:y="11.493cm">
              <text:p><text:span text:style-name="T7">value</text:span><text:span text:style-name="T5">:</text:span><text:span text:style-name="T6"> </text:span><text:span text:style-name="T3">„</text:span><text:span text:style-name="T8">Amann</text:span><text:span text:style-name="T3">“</text:span></text:p>
            </draw:rect>
            <draw:rect draw:style-name="gr3" draw:text-style-name="P10" draw:layer="layout" svg:width="5cm" svg:height="1cm" svg:x="18.5cm" svg:y="12.493cm">
              <text:p text:style-name="P13"><text:span text:style-name="T9">next:</text:span><text:span text:style-name="T10"> <text:s text:c="13"/></text:span></text:p>
            </draw:rect>
            <draw:ellipse draw:style-name="gr6" draw:text-style-name="P11" draw:layer="layout" svg:width="0.227cm" svg:height="0.2cm" svg:x="21.97cm" svg:y="12.943cm">
              <text:p/>
            </draw:ellipse>
            <draw:ellipse draw:style-name="gr6" draw:text-style-name="P11" draw:layer="layout" svg:width="0.227cm" svg:height="0.2cm" svg:x="21.97cm" svg:y="12.943cm">
              <text:p/>
            </draw:ellipse>
          </draw:g>
          <draw:connector draw:style-name="gr5" draw:text-style-name="P7" draw:layer="layout" draw:type="line" svg:x1="8.597cm" svg:y1="13.044cm" svg:x2="11.5cm" svg:y2="12.5cm" draw:start-shape="id3" draw:start-glue-point="1" draw:end-shape="id4" draw:end-glue-point="3" svg:d="M8597 13044l2903-544" svg:viewBox="0 0 2904 545">
            <text:p/>
          </draw:connector>
          <draw:connector draw:style-name="gr5" draw:text-style-name="P7" draw:layer="layout" draw:type="line" svg:x1="14.233cm" svg:y1="13.05cm" svg:x2="18.5cm" svg:y2="12.493cm" draw:start-shape="id5" draw:start-glue-point="1" draw:end-shape="id6" draw:end-glue-point="3" svg:d="M14233 13050l4267-557" svg:viewBox="0 0 4268 558">
            <text:p/>
          </draw:connector>
          <draw:ellipse draw:style-name="gr6" draw:text-style-name="P11" xml:id="id1" draw:id="id1" draw:layer="layout" svg:width="0.227cm" svg:height="0.2cm" svg:x="10.75cm" svg:y="8.944cm">
            <text:p/>
          </draw:ellipse>
          <draw:rect draw:style-name="gr3" draw:text-style-name="P14" draw:layer="layout" svg:width="4.533cm" svg:height="1cm" svg:x="12.847cm" svg:y="8.533cm">
            <text:p text:style-name="P4"><text:span text:style-name="T2">last:</text:span><text:span text:style-name="T6"> <text:s text:c="10"/></text:span></text:p>
          </draw:rect>
          <draw:ellipse draw:style-name="gr6" draw:text-style-name="P11" xml:id="id7" draw:id="id7" draw:layer="layout" svg:width="0.227cm" svg:height="0.2cm" svg:x="15.85cm" svg:y="8.944cm">
            <text:p/>
          </draw:ellipse>
          <draw:connector draw:style-name="gr5" draw:text-style-name="P7" draw:layer="layout" draw:type="line" svg:x1="16.077cm" svg:y1="9.044cm" svg:x2="21cm" svg:y2="11.493cm" draw:start-shape="id7" draw:start-glue-point="1" draw:end-shape="id8" draw:end-glue-point="0" svg:d="M16077 9044l4923 2449" svg:viewBox="0 0 4924 2450">
            <text:p/>
          </draw:connector>
          <draw:frame draw:style-name="gr7" draw:text-style-name="P8" draw:layer="layout" svg:width="3.4cm" svg:height="0.805cm" svg:x="12.259cm" svg:y="13.708cm">
            <draw:text-box>
              <text:p text:style-name="P15"><text:span text:style-name="T11">Node</text:span></text:p>
            </draw:text-box>
          </draw:frame>
          <draw:frame draw:style-name="gr7" draw:text-style-name="P8" draw:layer="layout" svg:width="3.4cm" svg:height="0.805cm" svg:x="19.378cm" svg:y="13.702cm">
            <draw:text-box>
              <text:p text:style-name="P15"><text:span text:style-name="T11">Node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rstellungsaufgaben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6"><text:span text:style-name="T12">Stelle dar, wie sich die Objektstruktur des Queues bei den folgenden Methoden ändert:</text:span></text:p>
                    <text:list>
                      <text:list-item>
                        <text:p text:style-name="P16">enqueue(“Rees”);<text:tab/><text:tab/><text:span text:style-name="T13">3 Schritte</text:span></text:p>
                      </text:list-item>
                      <text:list-item>
                        <text:p text:style-name="P16">dequeue();<text:tab/><text:tab/><text:tab/><text:tab/><text:span text:style-name="T13">1 Schritt</text:span></text:p>
                      </text:list-item>
                    </text:list>
                  </text:list-item>
                  <text:list-item>
                    <text:p text:style-name="P16">Betrachte für die Methoden enqueue und dequeue die folgenden Sonderfälle:</text:p>
                    <text:list>
                      <text:list-item>
                        <text:p text:style-name="P16">enqueue(“Rees”): <text:tab/><text:span text:style-name="T13">Sonderfall: Der Queue ist vorher leer.</text:span></text:p>
                      </text:list-item>
                      <text:list-item>
                        <text:p text:style-name="P16">dequeue():<text:tab/><text:span text:style-name="T13">Sonderfall 1: Der Queue enthält nur 1 Element</text:span><text:span text:style-name="T13"><text:line-break/></text:span><text:span text:style-name="T13"><text:tab/></text:span><text:span text:style-name="T13"><text:tab/></text:span><text:span text:style-name="T13"><text:tab/></text:span><text:span text:style-name="T13">Sonderfall 2: Der Queue ist le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g>
          <draw:rect draw:style-name="gr2" draw:text-style-name="P3" draw:layer="layout" svg:width="11.9cm" svg:height="2cm" svg:x="4.3cm" svg:y="8.493cm">
            <text:p/>
          </draw:rect>
          <draw:rect draw:style-name="gr3" draw:text-style-name="P5" draw:layer="layout" svg:width="4.533cm" svg:height="1cm" svg:x="4.867cm" svg:y="8.993cm">
            <text:p text:style-name="P4"><text:span text:style-name="T2">front:</text:span><text:span text:style-name="T3"> <text:s text:c="10"/></text:span></text:p>
          </draw:rect>
          <draw:frame draw:style-name="gr4" draw:text-style-name="P6" draw:layer="layout" svg:width="3.4cm" svg:height="1.055cm" svg:x="4.867cm" svg:y="7.455cm">
            <draw:text-box>
              <text:p><text:span text:style-name="T2">Queue</text:span></text:p>
            </draw:text-box>
          </draw:frame>
          <draw:connector draw:style-name="gr5" draw:text-style-name="P7" draw:layer="layout" draw:type="line" svg:x1="8.663cm" svg:y1="9.644cm" svg:x2="5.8cm" svg:y2="11.994cm" draw:start-shape="id9" draw:start-glue-point="2" draw:end-shape="id10" draw:end-glue-point="0" svg:d="M8663 9644l-2863 2350" svg:viewBox="0 0 2864 2351">
            <text:p/>
          </draw:connector>
          <draw:frame draw:style-name="gr4" draw:text-style-name="P8" draw:layer="layout" svg:width="3.4cm" svg:height="1.055cm" svg:x="4.3cm" svg:y="14.045cm">
            <draw:text-box>
              <text:p><text:span text:style-name="T4">Node</text:span></text:p>
            </draw:text-box>
          </draw:frame>
          <draw:g>
            <draw:rect draw:style-name="gr3" draw:text-style-name="P10" draw:layer="layout" svg:width="3.4cm" svg:height="1cm" svg:x="4.3cm" svg:y="11.993cm">
              <text:p text:style-name="P9"><text:span text:style-name="T5">value:</text:span><text:span text:style-name="T6"> „Pik D“</text:span></text:p>
            </draw:rect>
            <draw:rect draw:style-name="gr3" draw:text-style-name="P10" draw:layer="layout" svg:width="3.4cm" svg:height="1cm" svg:x="4.3cm" svg:y="12.993cm">
              <text:p text:style-name="P9"><text:span text:style-name="T5">next:</text:span><text:span text:style-name="T6"> <text:s text:c="13"/></text:span></text:p>
            </draw:rect>
            <draw:ellipse draw:style-name="gr6" draw:text-style-name="P11" draw:layer="layout" svg:width="0.227cm" svg:height="0.2cm" svg:x="6.17cm" svg:y="13.443cm">
              <text:p/>
            </draw:ellipse>
            <draw:ellipse draw:style-name="gr6" draw:text-style-name="P11" draw:layer="layout" svg:width="0.227cm" svg:height="0.2cm" svg:x="6.17cm" svg:y="13.443cm">
              <text:p/>
            </draw:ellipse>
            <draw:rect draw:style-name="gr3" draw:text-style-name="P10" xml:id="id10" draw:id="id10" draw:layer="layout" svg:width="5cm" svg:height="1cm" svg:x="3.3cm" svg:y="11.994cm">
              <text:p text:style-name="P9"><text:span text:style-name="T7">value:</text:span><text:span text:style-name="T8"> „Meier“</text:span></text:p>
            </draw:rect>
            <draw:rect draw:style-name="gr3" draw:text-style-name="P12" draw:layer="layout" svg:width="5cm" svg:height="1cm" svg:x="3.3cm" svg:y="12.994cm">
              <text:p text:style-name="P9"><text:span text:style-name="T2">next:</text:span><text:span text:style-name="T3"> <text:s text:c="13"/></text:span></text:p>
            </draw:rect>
            <draw:ellipse draw:style-name="gr6" draw:text-style-name="P11" draw:layer="layout" svg:width="0.227cm" svg:height="0.2cm" svg:x="6.17cm" svg:y="13.444cm">
              <text:p/>
            </draw:ellipse>
            <draw:ellipse draw:style-name="gr6" draw:text-style-name="P11" xml:id="id11" draw:id="id11" draw:layer="layout" svg:width="0.227cm" svg:height="0.2cm" svg:x="6.17cm" svg:y="13.444cm">
              <text:p/>
            </draw:ellipse>
          </draw:g>
          <draw:g xml:id="id12" draw:id="id12">
            <draw:rect draw:style-name="gr3" draw:text-style-name="P10" draw:layer="layout" svg:width="5.5cm" svg:height="1cm" svg:x="9.3cm" svg:y="12cm">
              <text:p text:style-name="P13"><text:span text:style-name="T9">value:</text:span><text:span text:style-name="T10"> „Mueller“</text:span></text:p>
            </draw:rect>
            <draw:rect draw:style-name="gr3" draw:text-style-name="P10" draw:layer="layout" svg:width="5.5cm" svg:height="1cm" svg:x="9.3cm" svg:y="13cm">
              <text:p><text:span text:style-name="T7">next</text:span><text:span text:style-name="T5">:</text:span><text:span text:style-name="T6"> <text:s text:c="13"/></text:span></text:p>
            </draw:rect>
            <draw:ellipse draw:style-name="gr6" draw:text-style-name="P11" draw:layer="layout" svg:width="0.226cm" svg:height="0.2cm" svg:x="11.807cm" svg:y="13.45cm">
              <text:p/>
            </draw:ellipse>
            <draw:ellipse draw:style-name="gr6" draw:text-style-name="P11" xml:id="id13" draw:id="id13" draw:layer="layout" svg:width="0.226cm" svg:height="0.2cm" svg:x="11.807cm" svg:y="13.45cm">
              <text:p/>
            </draw:ellipse>
          </draw:g>
          <draw:g xml:id="id14" draw:id="id14">
            <draw:rect draw:style-name="gr3" draw:text-style-name="P10" xml:id="id16" draw:id="id16" draw:layer="layout" svg:width="5cm" svg:height="1cm" svg:x="16.3cm" svg:y="11.993cm">
              <text:p><text:span text:style-name="T7">value</text:span><text:span text:style-name="T5">:</text:span><text:span text:style-name="T6"> </text:span><text:span text:style-name="T3">„</text:span><text:span text:style-name="T8">Amann</text:span><text:span text:style-name="T3">“</text:span></text:p>
            </draw:rect>
            <draw:rect draw:style-name="gr3" draw:text-style-name="P10" draw:layer="layout" svg:width="5cm" svg:height="1cm" svg:x="16.3cm" svg:y="12.993cm">
              <text:p text:style-name="P13"><text:span text:style-name="T9">next:</text:span><text:span text:style-name="T10"> <text:s text:c="13"/></text:span></text:p>
            </draw:rect>
            <draw:ellipse draw:style-name="gr6" draw:text-style-name="P11" draw:layer="layout" svg:width="0.227cm" svg:height="0.2cm" svg:x="19.77cm" svg:y="13.443cm">
              <text:p/>
            </draw:ellipse>
            <draw:ellipse draw:style-name="gr6" draw:text-style-name="P11" draw:layer="layout" svg:width="0.227cm" svg:height="0.2cm" svg:x="19.77cm" svg:y="13.443cm">
              <text:p/>
            </draw:ellipse>
          </draw:g>
          <draw:connector draw:style-name="gr5" draw:text-style-name="P7" draw:layer="layout" draw:type="line" svg:x1="6.397cm" svg:y1="13.544cm" svg:x2="9.3cm" svg:y2="13cm" draw:start-shape="id11" draw:start-glue-point="1" draw:end-shape="id12" draw:end-glue-point="3" svg:d="M6397 13544l2903-544" svg:viewBox="0 0 2904 545">
            <text:p/>
          </draw:connector>
          <draw:connector draw:style-name="gr5" draw:text-style-name="P7" draw:layer="layout" draw:type="line" svg:x1="12.033cm" svg:y1="13.55cm" svg:x2="16.3cm" svg:y2="12.993cm" draw:start-shape="id13" draw:start-glue-point="1" draw:end-shape="id14" draw:end-glue-point="3" svg:d="M12033 13550l4267-557" svg:viewBox="0 0 4268 558">
            <text:p/>
          </draw:connector>
          <draw:ellipse draw:style-name="gr6" draw:text-style-name="P11" xml:id="id9" draw:id="id9" draw:layer="layout" svg:width="0.227cm" svg:height="0.2cm" svg:x="8.55cm" svg:y="9.444cm">
            <text:p/>
          </draw:ellipse>
          <draw:rect draw:style-name="gr3" draw:text-style-name="P14" draw:layer="layout" svg:width="4.533cm" svg:height="1cm" svg:x="10.647cm" svg:y="9.033cm">
            <text:p text:style-name="P4"><text:span text:style-name="T2">last:</text:span><text:span text:style-name="T6"> <text:s text:c="10"/></text:span></text:p>
          </draw:rect>
          <draw:ellipse draw:style-name="gr6" draw:text-style-name="P11" xml:id="id15" draw:id="id15" draw:layer="layout" svg:width="0.227cm" svg:height="0.2cm" svg:x="13.65cm" svg:y="9.444cm">
            <text:p/>
          </draw:ellipse>
          <draw:connector draw:style-name="gr5" draw:text-style-name="P7" draw:layer="layout" draw:type="line" svg:x1="13.877cm" svg:y1="9.544cm" svg:x2="18.8cm" svg:y2="11.993cm" draw:start-shape="id15" draw:start-glue-point="1" draw:end-shape="id16" draw:end-glue-point="0" svg:d="M13877 9544l4923 2449" svg:viewBox="0 0 4924 2450">
            <text:p/>
          </draw:connector>
          <draw:frame draw:style-name="gr7" draw:text-style-name="P8" draw:layer="layout" svg:width="3.4cm" svg:height="0.805cm" svg:x="10.059cm" svg:y="14.208cm">
            <draw:text-box>
              <text:p text:style-name="P15"><text:span text:style-name="T11">Node</text:span></text:p>
            </draw:text-box>
          </draw:frame>
          <draw:frame draw:style-name="gr7" draw:text-style-name="P8" draw:layer="layout" svg:width="3.4cm" svg:height="0.805cm" svg:x="17.178cm" svg:y="14.202cm">
            <draw:text-box>
              <text:p text:style-name="P15"><text:span text:style-name="T11">Node</text:span></text:p>
            </draw:text-box>
          </draw:frame>
        </draw:g>
        <draw:frame presentation:style-name="pr9" draw:layer="layout" svg:width="25.199cm" svg:height="3.256cm" svg:x="1.4cm" svg:y="0.962cm" presentation:class="title">
          <draw:text-box>
            <text:p>enqueue</text:p>
          </draw:text-box>
        </draw:frame>
        <draw:g xml:id="id21" draw:id="id21">
          <draw:ellipse draw:style-name="gr6" draw:text-style-name="P17" xml:id="id17" draw:id="id17" draw:layer="layout" svg:width="0.227cm" svg:height="0.311cm" svg:x="19.67cm" svg:y="13.289cm">
            <text:p/>
          </draw:ellipse>
          <draw:connector draw:style-name="gr8" draw:text-style-name="P4" draw:layer="layout" draw:type="line" svg:x1="19.897cm" svg:y1="13.444cm" svg:x2="20.9cm" svg:y2="10.239cm" draw:start-shape="id17" draw:start-glue-point="1" svg:d="M19897 13444l1003-3205" svg:viewBox="0 0 1004 3206">
            <text:p/>
          </draw:connector>
          <draw:custom-shape draw:style-name="gr9" draw:text-style-name="P18" draw:layer="layout" svg:width="1cm" svg:height="1cm" svg:x="21cm" svg:y="10.7cm">
            <text:p text:style-name="P4">2.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2" draw:id="id22">
          <draw:line draw:style-name="gr10" draw:text-style-name="P4" draw:layer="layout" svg:x1="17.4cm" svg:y1="10.3cm" svg:x2="16.4cm" svg:y2="11.3cm">
            <text:p/>
          </draw:line>
          <draw:line draw:style-name="gr10" draw:text-style-name="P4" draw:layer="layout" svg:x1="17.1cm" svg:y1="10.2cm" svg:x2="16.1cm" svg:y2="11.2cm">
            <text:p/>
          </draw:line>
          <draw:connector draw:style-name="gr8" draw:text-style-name="P4" draw:layer="layout" draw:type="line" svg:x1="13.768cm" svg:y1="9.462cm" svg:x2="19.2cm" svg:y2="8.739cm" draw:end-shape="id18" draw:end-glue-point="3" svg:d="M13768 9462l5432-723" svg:viewBox="0 0 5433 724">
            <text:p/>
          </draw:connector>
          <draw:custom-shape draw:style-name="gr11" draw:text-style-name="P18" draw:layer="layout" svg:width="1cm" svg:height="1cm" svg:x="16.9cm" svg:y="9.1cm">
            <text:p text:style-name="P4">3.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g>
            <draw:rect draw:style-name="gr3" draw:text-style-name="P12" xml:id="id18" draw:id="id18" draw:layer="layout" svg:width="4.8cm" svg:height="1cm" svg:x="19.2cm" svg:y="8.239cm">
              <text:p text:style-name="P9"><text:span text:style-name="T2">value:</text:span><text:span text:style-name="T3"> „Rees“</text:span></text:p>
            </draw:rect>
            <draw:rect draw:style-name="gr3" draw:text-style-name="P19" draw:layer="layout" svg:width="4.8cm" svg:height="1cm" svg:x="19.2cm" svg:y="9.239cm">
              <text:p text:style-name="P9"><text:span text:style-name="T2">next:</text:span><text:span text:style-name="T6"> <text:s text:c="13"/></text:span></text:p>
            </draw:rect>
            <draw:ellipse draw:style-name="gr6" draw:text-style-name="P17" draw:layer="layout" svg:width="0.227cm" svg:height="0.2cm" svg:x="22.07cm" svg:y="9.689cm">
              <text:p/>
            </draw:ellipse>
            <draw:custom-shape draw:style-name="gr11" draw:text-style-name="P18" draw:layer="layout" svg:width="1cm" svg:height="1cm" svg:x="21.5cm" svg:y="6.9cm">
              <text:p text:style-name="P4">1.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8" draw:layer="layout" svg:width="3.4cm" svg:height="0.805cm" svg:x="19.5cm" svg:y="10.4cm">
            <draw:text-box>
              <text:p text:style-name="P15"><text:span text:style-name="T11">Nod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">
        <office:forms form:automatic-focus="false" form:apply-design-mode="false"/>
        <draw:frame draw:style-name="standard" xml:id="id19" draw:id="id19" draw:layer="layout" svg:width="17.307cm" svg:height="7.813cm" svg:x="1.369cm" svg:y="2.06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4">Node&lt;ContentType&gt;</text:span></text:p>
              </table:table-cell>
            </table:table-row>
            <table:table-row table:style-name="ro2">
              <table:table-cell table:style-name="ce2">
                <text:p text:style-name="P20"><text:span text:style-name="T15">- value: ContentType</text:span></text:p>
              </table:table-cell>
            </table:table-row>
            <table:table-row table:style-name="ro3">
              <table:table-cell table:style-name="ce2">
                <text:p text:style-name="P20"><text:span text:style-name="T15">+ Node(pValue: ContentType)</text:span></text:p>
                <text:p text:style-name="P20"><text:span text:style-name="T15">+ getValue(): ContentType</text:span></text:p>
                <text:p text:style-name="P20"><text:span text:style-name="T15">+ setValue(pValue: ContentType)</text:span></text:p>
                <text:p text:style-name="P20"><text:span text:style-name="T16">+ getNext(): Node&lt;ContentType&gt;</text:span></text:p>
                <text:p text:style-name="P20"><text:span text:style-name="T15">+ setNext(pNode: Node&lt;ContentType&gt;)</text:span></text:p>
                <text:p text:style-name="P20"><text:span text:style-name="T15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4" draw:id="id24" draw:layer="layout" svg:width="17.307cm" svg:height="7.554cm" svg:x="1.302cm" svg:y="12.61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4">Queue&lt;ContentType&gt;</text:span></text:p>
              </table:table-cell>
            </table:table-row>
            <table:table-row table:style-name="ro4">
              <table:table-cell table:style-name="ce2">
                <text:p text:style-name="P20"><text:span text:style-name="T15">- front: Node&lt;ContentType&gt;</text:span></text:p>
                <text:p text:style-name="P20"><text:span text:style-name="T15">- last: Node&lt;ContentType&gt;</text:span></text:p>
              </table:table-cell>
            </table:table-row>
            <table:table-row table:style-name="ro3">
              <table:table-cell table:style-name="ce2">
                <text:p text:style-name="P20"><text:span text:style-name="T15">+ Queue&lt;ContentType&gt;()</text:span></text:p>
                <text:p text:style-name="P20"><text:span text:style-name="T15">+ enqueue(pContent: ContentType)</text:span></text:p>
                <text:p text:style-name="P20"><text:span text:style-name="T15">+ dequeue()</text:span></text:p>
                <text:p text:style-name="P20"><text:span text:style-name="T15">+ front(): ContentType</text:span></text:p>
                <text:p text:style-name="P20"><text:span text:style-name="T16">+ isEmpty(): boolea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21" xml:id="id27" draw:id="id27" draw:layer="layout" svg:width="6.5cm" svg:height="5.94cm" svg:x="20cm" svg:y="12.5cm">
          <draw:text-box>
            <text:p><text:span text:style-name="T17">Node ist </text:span></text:p>
            <text:p><text:span text:style-name="T18">transparent</text:span><text:span text:style-name="T17">,</text:span></text:p>
            <text:p><text:span text:style-name="T17">d.h. der Nutzer von Queue braucht Node nicht kennen!</text:span></text:p>
          </draw:text-box>
        </draw:frame>
        <draw:frame draw:style-name="gr13" draw:text-style-name="P23" draw:layer="layout" svg:width="23cm" svg:height="4.976cm" svg:x="1.5cm" svg:y="0.5cm">
          <draw:text-box>
            <text:p text:style-name="P22"><text:span text:style-name="T19">Implementationsdiagramm</text:span></text:p>
          </draw:text-box>
        </draw:frame>
        <draw:g xml:id="id25" draw:id="id25">
          <draw:line draw:style-name="gr14" draw:text-style-name="P24" draw:layer="layout" svg:x1="4cm" svg:y1="12.5cm" svg:x2="4cm" svg:y2="10cm">
            <text:p/>
          </draw:line>
          <draw:frame draw:style-name="gr15" draw:text-style-name="P25" draw:layer="layout" svg:width="4cm" svg:height="0.962cm" svg:x="4cm" svg:y="11cm">
            <draw:text-box>
              <text:p>- front</text:p>
            </draw:text-box>
          </draw:frame>
        </draw:g>
        <draw:g xml:id="id26" draw:id="id26">
          <draw:line draw:style-name="gr14" draw:text-style-name="P24" draw:layer="layout" svg:x1="11.5cm" svg:y1="12.5cm" svg:x2="11.5cm" svg:y2="10cm">
            <text:p/>
          </draw:line>
          <draw:frame draw:style-name="gr15" draw:text-style-name="P25" draw:layer="layout" svg:width="4cm" svg:height="0.962cm" svg:x="11.5cm" svg:y="11cm">
            <draw:text-box>
              <text:p>- last</text:p>
            </draw:text-box>
          </draw:frame>
        </draw:g>
        <draw:g xml:id="id23" draw:id="id23">
          <draw:connector draw:style-name="gr16" draw:text-style-name="P24" draw:layer="layout" svg:x1="18.676cm" svg:y1="5.969cm" svg:x2="18.676cm" svg:y2="5.969cm" draw:start-shape="id19" draw:end-shape="id19" draw:end-glue-point="1" svg:d="M18676 5969z" svg:viewBox="0 0 1 1">
            <text:p/>
          </draw:connector>
          <draw:line draw:style-name="gr17" draw:text-style-name="P24" draw:layer="layout" svg:x1="19cm" svg:y1="8.5cm" svg:x2="22.5cm" svg:y2="8.5cm">
            <text:p/>
          </draw:line>
          <draw:line draw:style-name="gr17" draw:text-style-name="P24" draw:layer="layout" svg:x1="22.5cm" svg:y1="8.5cm" svg:x2="22.5cm" svg:y2="6cm">
            <text:p/>
          </draw:line>
          <draw:line draw:style-name="gr18" draw:text-style-name="P24" draw:layer="layout" svg:x1="22.5cm" svg:y1="6cm" svg:x2="19cm" svg:y2="6cm">
            <text:p/>
          </draw:line>
          <draw:frame draw:style-name="gr15" draw:text-style-name="P25" draw:layer="layout" svg:width="3cm" svg:height="0.962cm" svg:x="20.5cm" svg:y="8.538cm">
            <draw:text-box>
              <text:p>-next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-Quelltext von Queue</text:p>
          </draw:text-box>
        </draw:frame>
        <draw:frame presentation:style-name="pr4" draw:layer="layout" svg:width="25.199cm" svg:height="12.18cm" svg:x="1.4cm" svg:y="4.914cm" presentation:class="outline">
          <draw:text-box>
            <text:p>public class Queue&lt;ContentType&gt;{</text:p>
            <text:p><text:s text:c="3"/>private Node&lt;ContentType&gt; front;</text:p>
            <text:p><text:s text:c="3"/>private Node&lt;ContentType&gt; last;</text:p>
            <text:p><text:s text:c="3"/>…</text:p>
            <text:p><text:s text:c="3"/>public void enqueue(ContentType pContent){</text:p>
            <text:p><text:s text:c="6"/>//TOD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10" draw:text-style-name="P26" draw:layer="layout" svg:width="25.199cm" svg:height="20.899cm" svg:x="1.4cm" svg:y="1cm" presentation:class="outline" presentation:user-transformed="true">
          <draw:text-box>
            <text:p><text:span text:style-name="T20">public void enqueue(ContentType pContent) {</text:span></text:p>
            <text:p><text:span text:style-name="T21"><text:s text:c="3"/></text:span><text:span text:style-name="T21">Node&lt;ContentType&gt; newNode = </text:span><text:span text:style-name="T21"><text:line-break/></text:span><text:span text:style-name="T21"> <text:s text:c="14"/>new Node&lt;&gt;(pContent);</text:span></text:p>
            <text:p><text:span text:style-name="T21"><text:s text:c="3"/></text:span><text:span text:style-name="T22">//Sonderfall</text:span></text:p>
            <text:p><text:span text:style-name="T21"><text:s text:c="3"/></text:span><text:span text:style-name="T21">if (this.isEmpty()) {</text:span></text:p>
            <text:p><text:span text:style-name="T21"><text:s text:c="7"/></text:span><text:span text:style-name="T21">front = newNode;</text:span></text:p>
            <text:p><text:span text:style-name="T21"><text:s text:c="7"/></text:span><text:span text:style-name="T21">last = newNode;</text:span></text:p>
            <text:p><text:span text:style-name="T21"><text:s text:c="7"/></text:span><text:span text:style-name="T21">return;</text:span></text:p>
            <text:p><text:span text:style-name="T21"><text:s text:c="3"/></text:span><text:span text:style-name="T21">}</text:span></text:p>
            <text:p><text:span text:style-name="T21"><text:s text:c="3"/></text:span><text:span text:style-name="T22">//Standardfall</text:span></text:p>
            <text:p><text:span text:style-name="T21"><text:s text:c="3"/></text:span><text:span text:style-name="T21">last.setNext(newNode);</text:span></text:p>
            <text:p><text:span text:style-name="T21"><text:s text:c="3"/></text:span><text:span text:style-name="T21">last = newNode;</text:span></text:p>
            <text:p><text:span text:style-name="T21">}</text:span></text:p>
            <text:p><text:span text:style-name="T21"/></text:p>
            <text:p><text:span text:style-name="T17"/></text:p>
          </draw:text-box>
        </draw:frame>
        <draw:custom-shape draw:style-name="gr19" draw:text-style-name="P27" draw:layer="layout" svg:width="1.5cm" svg:height="1.5cm" svg:x="1cm" svg:y="2.5cm">
          <text:p text:style-name="P4"><text:span text:style-name="T2">1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1.5cm" svg:height="1.5cm" svg:x="1.001cm" svg:y="14.401cm">
          <text:p text:style-name="P4"><text:span text:style-name="T2">2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1.5cm" svg:height="1.5cm" svg:x="1.002cm" svg:y="15.902cm">
          <text:p text:style-name="P4"><text:span text:style-name="T2">3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" svg:font-family="Arial" style:font-family-generic="modern" style:font-pitch="variable"/>
    <style:font-face style:name="Courier New1" svg:font-family="'Courier New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en" fo:country="US" style:language-asian="en" style:country-asian="US" style:font-name-complex="Arial1" style:font-family-complex="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en" fo:country="US" fo:font-style="italic" fo:font-weight="bold" style:language-asian="en" style:country-asian="US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2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0T20:37:21.490000000</dc:date>
    <meta:editing-duration>P1DT16H45M55S</meta:editing-duration>
    <meta:editing-cycles>37</meta:editing-cycles>
    <meta:generator>LibreOffice/7.1.5.2$Windows_X86_64 LibreOffice_project/85f04e9f809797b8199d13c421bd8a2b025d52b5</meta:generator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